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 style:list-style-name="L1">
      <style:text-properties officeooo:paragraph-rsid="0009e4aa"/>
    </style:style>
    <style:style style:name="P2" style:family="paragraph" style:parent-style-name="Subtitle" style:list-style-name="L5">
      <style:text-properties officeooo:rsid="000d0cc4" officeooo:paragraph-rsid="000d0cc4"/>
    </style:style>
    <style:style style:name="P3" style:family="paragraph" style:parent-style-name="Text_20_body">
      <style:text-properties fo:language="pl" fo:country="PL" officeooo:rsid="0009e4aa" officeooo:paragraph-rsid="0009e4aa"/>
    </style:style>
    <style:style style:name="P4" style:family="paragraph" style:parent-style-name="Text_20_body">
      <style:text-properties officeooo:rsid="0009e4aa" officeooo:paragraph-rsid="0009e4aa"/>
    </style:style>
    <style:style style:name="P5" style:family="paragraph" style:parent-style-name="Text_20_body" style:list-style-name="L2">
      <style:text-properties officeooo:rsid="0009e4aa" officeooo:paragraph-rsid="000b4594"/>
    </style:style>
    <style:style style:name="P6" style:family="paragraph" style:parent-style-name="Text_20_body" style:list-style-name="L2">
      <style:text-properties officeooo:paragraph-rsid="000b4594"/>
    </style:style>
    <style:style style:name="P7" style:family="paragraph" style:parent-style-name="Text_20_body" style:list-style-name="L2">
      <style:text-properties officeooo:rsid="000b4594" officeooo:paragraph-rsid="000b4594"/>
    </style:style>
    <style:style style:name="P8" style:family="paragraph" style:parent-style-name="Text_20_body">
      <style:text-properties officeooo:rsid="000b4594" officeooo:paragraph-rsid="000b5be0"/>
    </style:style>
    <style:style style:name="P9" style:family="paragraph" style:parent-style-name="Text_20_body">
      <style:text-properties officeooo:rsid="000b5be0" officeooo:paragraph-rsid="000b5be0"/>
    </style:style>
    <style:style style:name="P10" style:family="paragraph" style:parent-style-name="Text_20_body" style:list-style-name="L3">
      <style:text-properties officeooo:rsid="000b5be0" officeooo:paragraph-rsid="000b5be0"/>
    </style:style>
    <style:style style:name="P11" style:family="paragraph" style:parent-style-name="Text_20_body">
      <style:text-properties officeooo:rsid="000d0cc4" officeooo:paragraph-rsid="000d0cc4"/>
    </style:style>
    <style:style style:name="P12" style:family="paragraph" style:parent-style-name="Title">
      <style:text-properties fo:language="pl" fo:country="PL" officeooo:rsid="0009e4aa" officeooo:paragraph-rsid="0009e4aa"/>
    </style:style>
    <style:style style:name="T1" style:family="text">
      <style:text-properties officeooo:rsid="0009e4aa"/>
    </style:style>
    <style:style style:name="T2" style:family="text">
      <style:text-properties officeooo:rsid="000b4594"/>
    </style:style>
    <style:style style:name="T3" style:family="text">
      <style:text-properties officeooo:rsid="000b5be0"/>
    </style:style>
    <style:style style:name="T4" style:family="text">
      <style:text-properties officeooo:rsid="000d0cc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rukcja uruchomienia aplikacji bankowej</text:p>
      <text:list xml:id="list1743344525" text:style-name="L1">
        <text:list-header>
          <text:p text:style-name="P1"><text:span text:style-name="T4">1)</text:span><text:span text:style-name="T1">Wymagania wstępne </text:span><text:span text:style-name="T2">i konfiguracja</text:span></text:p>
        </text:list-header>
      </text:list>
      <text:list xml:id="list138326339" text:style-name="L2">
        <text:list-item>
          <text:p text:style-name="P6"><text:span text:style-name="T2">Zainstalować javę 18 wersję;</text:span></text:p>
        </text:list-item>
        <text:list-item>
          <text:p text:style-name="P5">zainstalować na swój system operacyjny MySql i uruchomić go;</text:p>
        </text:list-item>
        <text:list-item>
          <text:p text:style-name="P7">stworzyć bazę danych MySql o dowolnej nazwie;</text:p>
        </text:list-item>
        <text:list-item>
          <text:p text:style-name="P7">wejść do folderu projektu, następnie do folderu „database_scripts”.</text:p>
        </text:list-item>
      </text:list>
      <text:p text:style-name="P8"><text:tab/>Dalej wykonać srypt „CreateDatabase.sql” poleceniem „mysql -u <text:span text:style-name="T3">username</text:span> -p <text:span text:style-name="T3">database_name</text:span> &lt; CreateDatabase.sql”, <text:span text:style-name="T3">gdzie „username” – to nazwa użytkownika do mysql server(domyślnie root), „database_name” – nazwa stworzonej w poprzednim punkcie bazy danych.</text:span></text:p>
      <text:p text:style-name="P9">Do weryfikacji trzeba będzie też wpisać hasło użytkownika do mysql server.</text:p>
      <text:p text:style-name="P8"><text:span text:style-name="T3">Ten skrypt stworzy tabele potrzebne do działania aplikacji.</text:span></text:p>
      <text:p text:style-name="P9">Opcjonalnie można wykonać skrypt „FillTables.sql”, który uzupełni tabele przykładowymi danymi.</text:p>
      <text:list xml:id="list2717913449" text:style-name="L3">
        <text:list-item>
          <text:p text:style-name="P10">Dla konfiguracji projektu należy uruchomić java program „configure” poleceniem „java configure”, który znajduje się w głównym folderze projektu. W tym programie trzeba wpisać w kolejnych linijkach własne dane w poniższej kolejności:</text:p>
          <text:list>
            <text:list-header>
              <text:p text:style-name="P10">- adres email, z którego będzie wysyłany kod weryfikacji do użytkownika</text:p>
              <text:p text:style-name="P10">- hasło do podanego adresu</text:p>
              <text:p text:style-name="P10">- nazwę stworzonej bazy danych</text:p>
              <text:p text:style-name="P10">- naswa użytkownika do mysql server</text:p>
              <text:p text:style-name="P10">- hasło uzytkownika do mysql server</text:p>
            </text:list-header>
          </text:list>
        </text:list-item>
      </text:list>
      <text:list xml:id="list4069654562" text:style-name="L5">
        <text:list-header>
          <text:p text:style-name="P2">2)Uruchomienie programu</text:p>
        </text:list-header>
      </text:list>
      <text:p text:style-name="P11">Uruchomić można albo przez plik wykonywalny „BankApp.jar” albo przez kompilacje i uruchomienie klasy „BankApp.jar” w głównym folderze projektu.</text:p>
      <text:p text:style-name="P11">Osobnym programem jest „PayWithCard.jar”(albo klasa „PayWithCardScreen1.java” w folderze src.CreditCard), za pomocą którego można pobrac pieniądze z własnego konta wpisując numer karty oraz pin(są przydzielane po rejestracji).</text:p>
      <text:list xml:id="list95835495219008" text:continue-list="list138326339" text:style-name="L2">
        <text:list-header>
          <text:p text:style-name="P7"/>
        </text:list-header>
      </text:list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09:13:50.235155127</meta:creation-date>
    <dc:date>2022-06-13T09:58:35.235385487</dc:date>
    <meta:editing-duration>PT33S</meta:editing-duration>
    <meta:editing-cycles>1</meta:editing-cycles>
    <meta:document-statistic meta:table-count="0" meta:image-count="0" meta:object-count="0" meta:page-count="1" meta:paragraph-count="20" meta:word-count="215" meta:character-count="1588" meta:non-whitespace-character-count="1400"/>
    <meta:generator>LibreOffice/7.2.6.2$Linux_X86_64 LibreOffice_project/20$Build-2</meta:generator>
  </office:meta>
</office:document-meta>
</file>